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1.726cm" fo:min-width="1.476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Ultrafine_20_2_20_Dots_20_3_20_Dashes" svg:stroke-width="0.106cm" svg:stroke-color="#468a1a" draw:marker-start-width="0.359cm" draw:marker-end-width="0.359cm" draw:fill="solid" draw:fill-color="#468a1a" draw:opacity="50%" draw:opacity-name="" draw:textarea-horizontal-align="justify" draw:textarea-vertical-align="middle" draw:auto-grow-height="false" fo:min-height="1.726cm" fo:min-width="1.47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1.62cm" fo:min-width="1.37cm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fill-color="#000000" draw:textarea-vertical-align="middle" draw:auto-grow-height="false" fo:min-height="1.678cm" fo:min-width="1.4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7cm" fo:min-width="0cm"/>
    </style:style>
    <style:style style:name="gr8" style:family="graphic" style:parent-style-name="objectwithoutfill">
      <style:graphic-properties svg:stroke-width="0.106cm" svg:stroke-color="#468a1a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draw:stroke-dash="Ultrafine_20_2_20_Dots_20_3_20_Dashes" svg:stroke-width="0.106cm" svg:stroke-color="#c9211e" draw:marker-start-width="0.359cm" draw:marker-end-width="0.359cm" draw:fill="solid" draw:fill-color="#c9211e" draw:opacity="50%" draw:opacity-name="" draw:textarea-horizontal-align="justify" draw:textarea-vertical-align="middle" draw:auto-grow-height="false" fo:min-height="1.62cm" fo:min-width="1.37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c9211e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 draw:fill-color="#468a1a" draw:opacity="50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color="#c9211e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9211e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395511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95511" fo:font-size="18pt" fo:font-weight="bold" fo:background-color="#468a1a" style:font-size-asian="18pt" style:font-weight-asian="bold" style:font-size-complex="18pt" style:font-weight-complex="bold"/>
    </style:style>
    <style:style style:name="P9" style:family="paragraph">
      <loext:graphic-properties draw:fill="solid" draw:fill-color="#c9211e" draw:opacity="5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ffffff"/>
    </style:style>
    <style:style style:name="T1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9551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2.794cm" svg:x="3.508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94cm" svg:height="2.794cm" svg:x="11.44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11.95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81cm" svg:y1="7.744cm" svg:x2="11.128cm" svg:y2="7.744cm">
          <text:p/>
        </draw:line>
        <draw:custom-shape draw:style-name="gr4" draw:text-style-name="P1" draw:layer="layout" svg:width="2.794cm" svg:height="2.794cm" svg:x="19.4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684cm" svg:y1="7.744cm" svg:x2="19.002cm" svg:y2="7.744cm">
          <text:p/>
        </draw:line>
        <draw:custom-shape draw:style-name="gr5" draw:text-style-name="P4" draw:layer="layout" svg:width="1.985cm" svg:height="1.927cm" draw:transform="rotate (-0.321664181142555) translate (10.975cm 4.896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6" draw:layer="layout" svg:width="2.623cm" svg:height="1.778cm" svg:x="12.121cm" svg:y="13.488cm">
          <draw:text-box>
            <text:p text:style-name="P5"><text:span text:style-name="T1">Failure</text:span></text:p>
          </draw:text-box>
        </draw:frame>
        <draw:frame draw:style-name="gr7" draw:text-style-name="P8" draw:layer="layout" svg:width="3.326cm" svg:height="1.577cm" svg:x="11.836cm" svg:y="1.194cm">
          <draw:text-box>
            <text:p text:style-name="P7"><text:span text:style-name="T2">Suc</text:span><text:span text:style-name="T2">ces</text:span><text:span text:style-name="T2">s</text:span></text:p>
          </draw:text-box>
        </draw:frame>
        <draw:custom-shape draw:style-name="gr5" draw:text-style-name="P4" draw:layer="layout" svg:width="1.985cm" svg:height="1.927cm" draw:transform="rotate (-0.321664181142555) translate (3.085cm 4.859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3" draw:layer="layout" svg:x1="13.388cm" svg:y1="6.096cm" svg:x2="13.408cm" svg:y2="3.248cm">
          <text:p/>
        </draw:line>
        <draw:custom-shape draw:style-name="gr5" draw:text-style-name="P4" draw:layer="layout" svg:width="1.985cm" svg:height="1.927cm" draw:transform="rotate (-1.47427961915961) translate (22.883cm 5.008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9" draw:layer="layout" svg:width="2.794cm" svg:height="2.794cm" svg:x="11.95cm" svg:y="1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3.393cm" svg:y1="9.675cm" svg:x2="13.413cm" svg:y2="12.523cm">
          <text:p/>
        </draw:line>
        <draw:line draw:style-name="gr10" draw:text-style-name="P3" draw:layer="layout" svg:x1="5.956cm" svg:y1="9.268cm" svg:x2="11.798cm" svg:y2="13.208cm">
          <text:p/>
        </draw:line>
        <draw:line draw:style-name="gr8" draw:text-style-name="P3" draw:layer="layout" svg:x1="5.93cm" svg:y1="6.282cm" svg:x2="11.772cm" svg:y2="2.342cm">
          <text:p/>
        </draw:line>
        <draw:line draw:style-name="gr10" draw:text-style-name="P3" draw:layer="layout" svg:x1="19.41cm" svg:y1="8.89cm" svg:x2="15.03cm" svg:y2="13.182cm">
          <text:p/>
        </draw:line>
        <draw:line draw:style-name="gr8" draw:text-style-name="P3" draw:layer="layout" svg:x1="19.384cm" svg:y1="6.709cm" svg:x2="15.004cm" svg:y2="2.417cm">
          <text:p/>
        </draw:line>
        <draw:frame draw:style-name="gr11" draw:text-style-name="P10" draw:layer="layout" svg:width="3.923cm" svg:height="0.962cm" svg:x="17.772cm" svg:y="12.018cm">
          <draw:text-box>
            <text:p>End of Input</text:p>
          </draw:text-box>
        </draw:frame>
        <draw:frame draw:style-name="gr11" draw:text-style-name="P10" draw:layer="layout" svg:width="2.022cm" svg:height="0.962cm" svg:x="7.744cm" svg:y="6.804cm">
          <draw:text-box>
            <text:p>Dot:<text:span text:style-name="T3"> .</text:span></text:p>
          </draw:text-box>
        </draw:frame>
        <draw:frame draw:style-name="gr11" draw:text-style-name="P10" draw:layer="layout" svg:width="3.926cm" svg:height="0.962cm" svg:x="9.472cm" svg:y="4.318cm">
          <draw:text-box>
            <text:p>Digit: <text:span text:style-name="T3">1..9 | -</text:span></text:p>
          </draw:text-box>
        </draw:frame>
        <draw:frame draw:style-name="gr11" draw:text-style-name="P10" draw:layer="layout" svg:width="3.926cm" svg:height="0.962cm" svg:x="2.172cm" svg:y="4.318cm">
          <draw:text-box>
            <text:p>Digit: <text:span text:style-name="T3">1..9 | -</text:span></text:p>
          </draw:text-box>
        </draw:frame>
        <draw:frame draw:style-name="gr11" draw:text-style-name="P10" draw:layer="layout" svg:width="3.258cm" svg:height="0.962cm" svg:x="14.844cm" svg:y="6.804cm">
          <draw:text-box>
            <text:p>Exp:<text:span text:style-name="T3"> e | E</text:span></text:p>
          </draw:text-box>
        </draw:frame>
        <draw:line draw:style-name="gr8" draw:text-style-name="P3" draw:layer="layout" svg:x1="18.079cm" svg:y1="13.079cm" svg:x2="22.143cm" svg:y2="13.119cm">
          <text:p/>
        </draw:line>
        <draw:line draw:style-name="gr10" draw:text-style-name="P3" draw:layer="layout" svg:x1="18.053cm" svg:y1="14.589cm" svg:x2="22.117cm" svg:y2="14.629cm">
          <text:p/>
        </draw:line>
        <draw:frame draw:style-name="gr11" draw:text-style-name="P10" draw:layer="layout" svg:width="5.29cm" svg:height="0.962cm" svg:x="17.773cm" svg:y="13.518cm">
          <draw:text-box>
            <text:p>Invalid input char</text:p>
          </draw:text-box>
        </draw:frame>
        <draw:frame draw:style-name="gr11" draw:text-style-name="P12" draw:layer="layout" svg:width="3.165cm" svg:height="0.806cm" svg:x="11.273cm" svg:y="7.418cm">
          <draw:text-box>
            <text:p text:style-name="P11"><text:span text:style-name="T4">POST_DEC</text:span></text:p>
          </draw:text-box>
        </draw:frame>
        <draw:frame draw:style-name="gr11" draw:text-style-name="P12" draw:layer="layout" svg:width="2.835cm" svg:height="0.806cm" svg:x="3.474cm" svg:y="7.418cm">
          <draw:text-box>
            <text:p text:style-name="P11"><text:span text:style-name="T4">PRE_DEC</text:span></text:p>
          </draw:text-box>
        </draw:frame>
        <draw:frame draw:style-name="gr11" draw:text-style-name="P10" draw:layer="layout" svg:width="3.926cm" svg:height="0.962cm" svg:x="20.172cm" svg:y="4.318cm">
          <draw:text-box>
            <text:p>Digit: <text:span text:style-name="T3">1..9 | -</text:span></text:p>
          </draw:text-box>
        </draw:frame>
        <draw:line draw:style-name="gr3" draw:text-style-name="P3" draw:layer="layout" svg:x1="1.678cm" svg:y1="7.744cm" svg:x2="3.202cm" svg:y2="7.744cm">
          <text:p/>
        </draw:line>
        <draw:frame draw:style-name="gr11" draw:text-style-name="P12" draw:layer="layout" svg:width="3.22cm" svg:height="0.806cm" svg:x="19.174cm" svg:y="7.418cm">
          <draw:text-box>
            <text:p text:style-name="P11"><text:span text:style-name="T4">EXPONEN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22:09:19.923234994</meta:creation-date>
    <dc:date>2020-04-18T01:25:54.524630539</dc:date>
    <meta:editing-duration>PT2H55M52S</meta:editing-duration>
    <meta:editing-cycles>11</meta:editing-cycles>
    <meta:generator>LibreOffice/6.2.8.2$Linux_X86_64 LibreOffice_project/20$Build-2</meta:generator>
    <meta:document-statistic meta:object-count="54"/>
  </office:meta>
</office:document-meta>
</file>